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50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ny Slammer Bill of Materials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Amount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ny Slammer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shpark.com/shared_projects/Qo2vJ4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iny 25/45/85 (DIP 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microchip-technology/ATTINY85-20PU/ATTINY85-20PU-ND/735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P 8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assmann-wsw-components/A-08-LC-TT/AE9986-ND/8217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 Pin So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sullins-connector-solutions/PPTC041LFBN-RC/S7002-ND/810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 Male Header Pi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wurth-electronics-inc/61300311121/732-5316-ND/4846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6 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qt-brightek-qtb/QBLP615-R/1516-1076-2-ND/48146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06 220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yageo/RC1206JR-07220RL/311-220ERTR-ND/729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2:08:01.069088901</meta:creation-date>
    <dc:date>2018-06-07T22:24:19.149004346</dc:date>
    <meta:editing-duration>PT4M48S</meta:editing-duration>
    <meta:editing-cycles>1</meta:editing-cycles>
    <meta:document-statistic meta:table-count="1" meta:cell-count="33" meta:object-count="0"/>
    <meta:generator>LibreOffice/6.0.4.2$Linux_X86_64 LibreOffice_project/00m0$Build-2</meta:generator>
  </office:meta>
</office:document-meta>
</file>